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e68" officeooo:paragraph-rsid="00021e68"/>
    </style:style>
    <style:style style:name="P2" style:family="paragraph" style:parent-style-name="Standard">
      <style:paragraph-properties fo:text-align="start" style:justify-single-word="false"/>
      <style:text-properties officeooo:rsid="00021e68" officeooo:paragraph-rsid="00021e68"/>
    </style:style>
    <style:style style:name="P3" style:family="paragraph" style:parent-style-name="Standard">
      <style:text-properties officeooo:rsid="0003aab1" officeooo:paragraph-rsid="0003aab1"/>
    </style:style>
    <style:style style:name="P4" style:family="paragraph" style:parent-style-name="Standard">
      <style:text-properties officeooo:rsid="00050786" officeooo:paragraph-rsid="00050786"/>
    </style:style>
    <style:style style:name="P5" style:family="paragraph" style:parent-style-name="Standard">
      <style:text-properties officeooo:rsid="0006b421" officeooo:paragraph-rsid="0006b421"/>
    </style:style>
    <style:style style:name="T1" style:family="text">
      <style:text-properties officeooo:rsid="00021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uture in Android Application Security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. </text:span><text:a xlink:type="simple" xlink:href="https://techvidvan.com/tutorials/best-programming-languages-for-android-app-development/" text:style-name="Internet_20_link" text:visited-style-name="Visited_20_Internet_20_Link">https://techvidvan.com/tutorials/best-programming-languages-for-android-app-development/</text:a></text:p>
      <text:p text:style-name="Standard"/>
      <text:p text:style-name="P3">2. https://techbeacon.com/app-dev-testing/16-tools-bulletproof-android-app-security</text:p>
      <text:p text:style-name="P3"/>
      <text:p text:style-name="P3">3. <text:a xlink:type="simple" xlink:href="https://developer.android.com/studio/intro" text:style-name="Internet_20_link" text:visited-style-name="Visited_20_Internet_20_Link">https://developer.android.com/studio/intro</text:a></text:p>
      <text:p text:style-name="P3"/>
      <text:p text:style-name="P4">4. <text:a xlink:type="simple" xlink:href="https://www.comptia.org/certifications" text:style-name="Internet_20_link" text:visited-style-name="Visited_20_Internet_20_Link">https://www.comptia.org/certifications</text:a></text:p>
      <text:p text:style-name="P4"/>
      <text:p text:style-name="P5">5. <text:a xlink:type="simple" xlink:href="https://www.vmware.com/products/workstation-pro.html" text:style-name="Internet_20_link" text:visited-style-name="Visited_20_Internet_20_Link">https://www.vmware.com/products/workstation-pro.html</text:a></text:p>
      <text:p text:style-name="P5"/>
      <text:p text:style-name="P5">6. https://www.docker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9T16:41:01.776500706</dc:date>
    <meta:editing-duration>PT7M39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1" meta:paragraph-count="7" meta:word-count="18" meta:character-count="381" meta:non-whitespace-character-count="370"/>
  </office:meta>
</office:document-meta>
</file>